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6cf35" officeooo:paragraph-rsid="001dfa2a"/>
    </style:style>
    <style:style style:name="P2" style:family="paragraph" style:parent-style-name="Standard">
      <style:text-properties fo:font-size="16pt" officeooo:rsid="0016cf35" officeooo:paragraph-rsid="001e1d7b"/>
    </style:style>
    <style:style style:name="P3" style:family="paragraph" style:parent-style-name="Standard">
      <style:text-properties fo:font-size="16pt" officeooo:rsid="0016cf35" officeooo:paragraph-rsid="0027f767"/>
    </style:style>
    <style:style style:name="P4" style:family="paragraph" style:parent-style-name="Standard">
      <style:text-properties fo:font-size="16pt" officeooo:rsid="0016cf35" officeooo:paragraph-rsid="003a13c1"/>
    </style:style>
    <style:style style:name="P5" style:family="paragraph" style:parent-style-name="Standard">
      <style:text-properties fo:font-size="16pt" officeooo:rsid="00314ae7" officeooo:paragraph-rsid="001dfa2a"/>
    </style:style>
    <style:style style:name="P6" style:family="paragraph" style:parent-style-name="Standard">
      <style:text-properties fo:font-size="16pt" officeooo:rsid="00203153" officeooo:paragraph-rsid="001dfa2a"/>
    </style:style>
    <style:style style:name="P7" style:family="paragraph" style:parent-style-name="Standard">
      <style:text-properties fo:font-size="16pt" officeooo:rsid="0032df03" officeooo:paragraph-rsid="001dfa2a"/>
    </style:style>
    <style:style style:name="P8" style:family="paragraph" style:parent-style-name="Standard">
      <style:text-properties fo:font-size="16pt" officeooo:rsid="00172e84" officeooo:paragraph-rsid="001dfa2a"/>
    </style:style>
    <style:style style:name="P9" style:family="paragraph" style:parent-style-name="Standard">
      <style:text-properties fo:font-size="16pt" officeooo:rsid="003124e8" officeooo:paragraph-rsid="001dfa2a"/>
    </style:style>
    <style:style style:name="P10" style:family="paragraph" style:parent-style-name="Standard">
      <style:text-properties fo:font-size="16pt" officeooo:rsid="0019d276" officeooo:paragraph-rsid="001dfa2a"/>
    </style:style>
    <style:style style:name="P11" style:family="paragraph" style:parent-style-name="Standard">
      <style:text-properties fo:font-size="16pt" officeooo:rsid="001dfa2a" officeooo:paragraph-rsid="001dfa2a"/>
    </style:style>
    <style:style style:name="P12" style:family="paragraph" style:parent-style-name="Standard">
      <style:text-properties fo:font-size="16pt" officeooo:rsid="001dfa2a" officeooo:paragraph-rsid="001e1d7b"/>
    </style:style>
    <style:style style:name="P13" style:family="paragraph" style:parent-style-name="Standard">
      <style:text-properties fo:font-size="16pt" officeooo:rsid="001e1d7b" officeooo:paragraph-rsid="001e1d7b"/>
    </style:style>
    <style:style style:name="P14" style:family="paragraph" style:parent-style-name="Standard">
      <style:text-properties fo:font-size="16pt" officeooo:rsid="001f457f" officeooo:paragraph-rsid="001f457f"/>
    </style:style>
    <style:style style:name="P15" style:family="paragraph" style:parent-style-name="Standard">
      <style:text-properties fo:font-size="16pt" officeooo:rsid="001f457f" officeooo:paragraph-rsid="0020ce1b"/>
    </style:style>
    <style:style style:name="P16" style:family="paragraph" style:parent-style-name="Standard">
      <style:text-properties fo:font-size="16pt" officeooo:rsid="001f457f" officeooo:paragraph-rsid="0023fe9c"/>
    </style:style>
    <style:style style:name="P17" style:family="paragraph" style:parent-style-name="Standard">
      <style:text-properties fo:font-size="16pt" officeooo:rsid="001f457f" officeooo:paragraph-rsid="00255e08"/>
    </style:style>
    <style:style style:name="P18" style:family="paragraph" style:parent-style-name="Standard">
      <style:text-properties fo:font-size="16pt" officeooo:rsid="001f457f" officeooo:paragraph-rsid="00226980"/>
    </style:style>
    <style:style style:name="P19" style:family="paragraph" style:parent-style-name="Standard">
      <style:text-properties fo:font-size="16pt" officeooo:rsid="0027e3b3" officeooo:paragraph-rsid="0027e3b3"/>
    </style:style>
    <style:style style:name="P20" style:family="paragraph" style:parent-style-name="Standard">
      <style:text-properties fo:font-size="16pt" officeooo:rsid="0027f767" officeooo:paragraph-rsid="0027f767"/>
    </style:style>
    <style:style style:name="P21" style:family="paragraph" style:parent-style-name="Standard">
      <style:text-properties fo:font-size="16pt" officeooo:rsid="00289b91" officeooo:paragraph-rsid="00289b91"/>
    </style:style>
    <style:style style:name="P22" style:family="paragraph" style:parent-style-name="Standard">
      <style:text-properties fo:font-size="16pt" officeooo:rsid="00289b91" officeooo:paragraph-rsid="002abaeb"/>
    </style:style>
    <style:style style:name="P23" style:family="paragraph" style:parent-style-name="Standard">
      <style:text-properties fo:font-size="16pt" officeooo:rsid="0029e94b" officeooo:paragraph-rsid="0029e94b"/>
    </style:style>
    <style:style style:name="P24" style:family="paragraph" style:parent-style-name="Standard">
      <style:text-properties fo:font-size="16pt" officeooo:rsid="0020ce1b" officeooo:paragraph-rsid="00255e08"/>
    </style:style>
    <style:style style:name="P25" style:family="paragraph" style:parent-style-name="Standard">
      <style:text-properties fo:font-size="16pt" officeooo:rsid="002cd000" officeooo:paragraph-rsid="002cd000"/>
    </style:style>
    <style:style style:name="P26" style:family="paragraph" style:parent-style-name="Standard">
      <style:text-properties fo:font-size="16pt" officeooo:rsid="002db7fa" officeooo:paragraph-rsid="002db7fa"/>
    </style:style>
    <style:style style:name="P27" style:family="paragraph" style:parent-style-name="Standard">
      <style:text-properties fo:font-size="16pt" officeooo:rsid="002db7fa" officeooo:paragraph-rsid="003a386b"/>
    </style:style>
    <style:style style:name="P28" style:family="paragraph" style:parent-style-name="Standard">
      <style:text-properties fo:font-size="16pt" officeooo:rsid="002ef0d7" officeooo:paragraph-rsid="002ef0d7"/>
    </style:style>
    <style:style style:name="P29" style:family="paragraph" style:parent-style-name="Standard">
      <style:text-properties fo:font-size="16pt" officeooo:rsid="0034cad0" officeooo:paragraph-rsid="0034cad0"/>
    </style:style>
    <style:style style:name="P30" style:family="paragraph" style:parent-style-name="Standard">
      <style:text-properties fo:font-size="16pt" officeooo:rsid="0035c972" officeooo:paragraph-rsid="0035c972"/>
    </style:style>
    <style:style style:name="P31" style:family="paragraph" style:parent-style-name="Standard">
      <style:text-properties fo:font-size="16pt" officeooo:rsid="003972ff" officeooo:paragraph-rsid="003972ff"/>
    </style:style>
    <style:style style:name="P32" style:family="paragraph" style:parent-style-name="Standard">
      <style:text-properties fo:font-size="16pt" officeooo:rsid="003c95d0" officeooo:paragraph-rsid="003a386b"/>
    </style:style>
    <style:style style:name="P33" style:family="paragraph" style:parent-style-name="Standard">
      <style:text-properties fo:font-size="16pt" officeooo:rsid="003dcad4" officeooo:paragraph-rsid="003dcad4"/>
    </style:style>
    <style:style style:name="P34" style:family="paragraph" style:parent-style-name="Standard">
      <style:text-properties fo:font-size="16pt" officeooo:rsid="003f7643" officeooo:paragraph-rsid="003f7643"/>
    </style:style>
    <style:style style:name="P35" style:family="paragraph" style:parent-style-name="Standard">
      <style:text-properties fo:font-size="16pt" officeooo:rsid="003f7643" officeooo:paragraph-rsid="003dcad4"/>
    </style:style>
    <style:style style:name="P36" style:family="paragraph" style:parent-style-name="Standard">
      <style:text-properties fo:font-size="16pt" officeooo:rsid="003f7643" officeooo:paragraph-rsid="003fa8e4"/>
    </style:style>
    <style:style style:name="P37" style:family="paragraph" style:parent-style-name="Standard">
      <style:text-properties fo:font-size="16pt" officeooo:rsid="003fa8e4" officeooo:paragraph-rsid="003fa8e4"/>
    </style:style>
    <style:style style:name="P38" style:family="paragraph" style:parent-style-name="Standard">
      <style:text-properties officeooo:paragraph-rsid="003f7643"/>
    </style:style>
    <style:style style:name="P39" style:family="paragraph" style:parent-style-name="Standard">
      <style:paragraph-properties fo:break-before="page"/>
      <style:text-properties fo:font-size="16pt" officeooo:rsid="0016cf35" officeooo:paragraph-rsid="001dfa2a"/>
    </style:style>
    <style:style style:name="P40" style:family="paragraph" style:parent-style-name="Standard">
      <style:text-properties fo:font-size="16pt" officeooo:rsid="003fa8e4" officeooo:paragraph-rsid="003fa8e4"/>
    </style:style>
    <style:style style:name="T1" style:family="text">
      <style:text-properties officeooo:rsid="00312f84"/>
    </style:style>
    <style:style style:name="T2" style:family="text">
      <style:text-properties officeooo:rsid="0032df03"/>
    </style:style>
    <style:style style:name="T3" style:family="text">
      <style:text-properties officeooo:rsid="0021a015"/>
    </style:style>
    <style:style style:name="T4" style:family="text">
      <style:text-properties officeooo:rsid="001dfa2a"/>
    </style:style>
    <style:style style:name="T5" style:family="text">
      <style:text-properties officeooo:rsid="001e1d7b"/>
    </style:style>
    <style:style style:name="T6" style:family="text">
      <style:text-properties officeooo:rsid="001e6cde"/>
    </style:style>
    <style:style style:name="T7" style:family="text">
      <style:text-properties officeooo:rsid="0020180c"/>
    </style:style>
    <style:style style:name="T8" style:family="text">
      <style:text-properties officeooo:rsid="0020ce1b"/>
    </style:style>
    <style:style style:name="T9" style:family="text">
      <style:text-properties officeooo:rsid="00226980"/>
    </style:style>
    <style:style style:name="T10" style:family="text">
      <style:text-properties officeooo:rsid="0023fe9c"/>
    </style:style>
    <style:style style:name="T11" style:family="text">
      <style:text-properties officeooo:rsid="002db7fa"/>
    </style:style>
    <style:style style:name="T12" style:family="text">
      <style:text-properties officeooo:rsid="002ef0d7"/>
    </style:style>
    <style:style style:name="T13" style:family="text">
      <style:text-properties officeooo:rsid="00342325"/>
    </style:style>
    <style:style style:name="T14" style:family="text">
      <style:text-properties officeooo:rsid="0035c972"/>
    </style:style>
    <style:style style:name="T15" style:family="text">
      <style:text-properties officeooo:rsid="0037dad3"/>
    </style:style>
    <style:style style:name="T16" style:family="text">
      <style:text-properties officeooo:rsid="003972ff"/>
    </style:style>
    <style:style style:name="T17" style:family="text">
      <style:text-properties officeooo:rsid="003f7643"/>
    </style:style>
    <style:style style:name="T18" style:family="text">
      <style:text-properties fo:font-size="16pt" officeooo:rsid="003f7643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officeooo:rsid="003fa8e4"/>
    </style:style>
    <style:style style:name="T21" style:family="text">
      <style:text-properties officeooo:rsid="004396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Answer to Beal's Conjecture</text:p>
      <text:p text:style-name="P11">TESTING SOLUTION</text:p>
      <text:p text:style-name="P1"/>
      <text:p text:style-name="P1"><text:tab/><text:tab/><text:tab/><text:tab/><text:tab/><text:span text:style-name="T1">Solution</text:span></text:p>
      <text:p text:style-name="P1"/>
      <text:p text:style-name="P1"><text:tab/></text:p>
      <text:p text:style-name="P1">Since A^x will have the same primes factor as A, we only consider A</text:p>
      <text:p text:style-name="P1"/>
      <text:p text:style-name="P1">If A , B and C are equal its impossible, because A+B = C cant be equal to C</text:p>
      <text:p text:style-name="P1"/>
      <text:p text:style-name="P27">Visto que A!=B, se A e B forem primos, não podem ter factor primo comum,<text:span text:style-name="T13">supondo que C exista</text:span>. <text:span text:style-name="T12">Por exemplo</text:span></text:p>
      <text:p text:style-name="P32"/>
      <text:p text:style-name="P32">2*2*2 + 3*3*3 = C^z?</text:p>
      <text:p text:style-name="P32">C não existe</text:p>
      <text:p text:style-name="P34"/>
      <text:p text:style-name="P33"><text:span text:style-name="T20">a)</text:span>dois primos somados, podem dar outro primo? </text:p>
      <text:p text:style-name="P33"><text:span text:style-name="T20">b)</text:span>Pode-se somar non primes <text:span text:style-name="T17">sem factor primo comum, </text:span><text:s/>e obter um primo?</text:p>
      <text:p text:style-name="P34"><text:span text:style-name="T20">c) </text:span>Se <text:span text:style-name="T20">sumandos tem factor comum então soma não é prima</text:span></text:p>
      <text:p text:style-name="P34"/>
      <text:p text:style-name="P37">c)</text:p>
      <text:p text:style-name="P37">2*3*7 , 2*5*3 </text:p>
      <text:p text:style-name="P36">2*3*7 + 2*5*3 = </text:p>
      <text:p text:style-name="P36">2(3*7 + 5*3) = </text:p>
      <text:p text:style-name="P36"/>
      <text:p text:style-name="P36"/>
      <text:p text:style-name="P37">b)</text:p>
      <text:p text:style-name="P34">6<text:tab/> 35 <text:s text:c="3"/><text:span text:style-name="T21">=&gt; 41 primo</text:span></text:p>
      <text:p text:style-name="P34">2*3 + 5*7 = </text:p>
      <text:p text:style-name="P34">NonPrime1 + NonPrime2 = </text:p>
      <text:p text:style-name="P34"/>
      <text:p text:style-name="P33">Por exemplo factorizar um numero, </text:p>
      <text:p text:style-name="P33"/>
      <text:p text:style-name="P35"/>
      <text:p text:style-name="P38"><text:span text:style-name="T18">42 <text:s/>+ 30 = 72 =&gt; </text:span><text:line-break/><text:span text:style-name="T19">1, 2, 3, 4, 6, 8, 9, 12, 18, 24, 36, 72</text:span></text:p>
      <text:p text:style-name="P34"/>
      <text:p text:style-name="P34"/>
      <text:p text:style-name="P34"><text:soft-page-break/></text:p>
      <text:p text:style-name="P34"/>
      <text:p text:style-name="P34"/>
      <text:p text:style-name="P1">If there is a prime on the equation then</text:p>
      <text:p text:style-name="P1"/>
      <text:p text:style-name="P11">For primeA != nonPrimeC</text:p>
      <text:p text:style-name="P1"><text:s text:c="3"/></text:p>
      <text:p text:style-name="P1">a) PrimeA + NonPrimeB = <text:span text:style-name="T4">nonPrime </text:span>C </text:p>
      <text:p text:style-name="P11">2 + 4 = 6 (common factor 2) possible</text:p>
      <text:p text:style-name="P11"/>
      <text:p text:style-name="P11">PrimeA + NonPrime B = Prime C</text:p>
      <text:p text:style-name="P11">Visto que A != C, então nao tem factores comuns</text:p>
      <text:p text:style-name="P11"/>
      <text:p text:style-name="P1"><text:s text:c="4"/></text:p>
      <text:p text:style-name="P1"><text:s text:c="4"/>b) PrimeA + PrimeB =<text:span text:style-name="T4">prime </text:span>C</text:p>
      <text:p text:style-name="P11">since A!=B != C, then this is impossible</text:p>
      <text:p text:style-name="P1"><text:s text:c="4"/></text:p>
      <text:p text:style-name="P1"><text:s text:c="4"/>c) Prime A + PrimeB =<text:span text:style-name="T4">non </text:span><text:s/>PrimeC</text:p>
      <text:p text:style-name="P1"><text:s text:c="8"/>two different primes (<text:span text:style-name="T4">Prime A != PrimeB, so no common factor)</text:span></text:p>
      <text:p text:style-name="P1"><text:s text:c="5"/></text:p>
      <text:p text:style-name="P1">d) NonPrimeA + NonePrimeB = PrimeC</text:p>
      <text:p text:style-name="P11"/>
      <text:p text:style-name="P11">prime1 * prime1 + prime2 * prime2 = <text:span text:style-name="T5">prime3</text:span></text:p>
      <text:p text:style-name="P11"/>
      <text:p text:style-name="P13">prime1 , and prime2 can’t be equal so dont have common factors.</text:p>
      <text:p text:style-name="P11"/>
      <text:p text:style-name="P11"/>
      <text:p text:style-name="P11"/>
      <text:p text:style-name="P13">a) PrimeA + NonPrimeB = nonPrimeC</text:p>
      <text:p text:style-name="P13">Para A= 2 , B =4 = 6</text:p>
      <text:p text:style-name="P13">a) dado que a soma é comutativa</text:p>
      <text:p text:style-name="P13"><text:s text:c="3"/>NonPRimeB <text:s/>+ PrimeA <text:s/>= nonPrimeC</text:p>
      <text:p text:style-name="P13"/>
      <text:p text:style-name="P13">a) é possivel</text:p>
      <text:p text:style-name="P2">b) PrimeA + PrimeB =<text:span text:style-name="T4">prime </text:span>C</text:p>
      <text:p text:style-name="P12">since A!=B != C, then this is impossible</text:p>
      <text:p text:style-name="P13"/>
      <text:p text:style-name="P2"><text:span text:style-name="T5">c)</text:span>Prime A + PrimeB =<text:span text:style-name="T4">non </text:span><text:s/>PrimeC</text:p>
      <text:p text:style-name="P2"><text:s text:c="8"/>two different primes (<text:span text:style-name="T4">Prime A != PrimeB, so no common factor)</text:span></text:p>
      <text:p text:style-name="P2"><text:soft-page-break/>d) NonPrimeA + NonePrimeB = PrimeC</text:p>
      <text:p text:style-name="P12">prime1 * prime1 + prime2 * prime2 = <text:span text:style-name="T5">prime3</text:span></text:p>
      <text:p text:style-name="P13">prime1 , and prime2 can’t be equal so dont have common factors.</text:p>
      <text:p text:style-name="P12"/>
      <text:p text:style-name="P13">Para A!=B!=C</text:p>
      <text:p text:style-name="P13">PrimeA + NonPrimeB = nonPrimeC (possivel) (A=2,B=4 C=6)</text:p>
      <text:p text:style-name="P2">PrimeA + PrimeB =<text:span text:style-name="T4">prime </text:span>C <text:span text:style-name="T5">(impossivel)</text:span></text:p>
      <text:p text:style-name="P13">PrimeA + PrimeB = nonPrimeC (impossivel)</text:p>
      <text:p text:style-name="P2">NonPrimeA + NonePrimeB = PrimeC <text:span text:style-name="T6">(impossivel, visto que se prime C divide NonPrimeA e nonPrimeB, os factores nunca poderão ser igual a C</text:span></text:p>
      <text:p text:style-name="P17"/>
      <text:p text:style-name="P24">(possivel A=2,B=4,C=6) for example = 2 + 2*2 = 6 </text:p>
      <text:p text:style-name="P17">(P,N)=(N) <text:span text:style-name="T10">Se A e B tem factorse comuns iguais a B, tambem C tem,visto que A é primo, B tem de ser divisivel por A</text:span></text:p>
      <text:p text:style-name="P19">3+12 = 15</text:p>
      <text:p text:style-name="P19">3(1+4) = 15</text:p>
      <text:p text:style-name="P19"/>
      <text:p text:style-name="P20">Para dois sumandos, se ambos tem um factor primo, entao a soma também é divisivel </text:p>
      <text:p text:style-name="P20"><text:tab/></text:p>
      <text:p text:style-name="P3">2*3 + 3*7 = 27</text:p>
      <text:p text:style-name="P3">3(2+7) = 27 </text:p>
      <text:p text:style-name="P16"/>
      <text:p text:style-name="P21">Soma nao divisivel ou seja prima</text:p>
      <text:p text:style-name="P21">3+12</text:p>
      <text:p text:style-name="P21"/>
      <text:p text:style-name="P21"/>
      <text:p text:style-name="P23"/>
      <text:p text:style-name="P23">(P,N) = (P) (impossible)</text:p>
      <text:p text:style-name="P15">(P,P) = (P) <text:span text:style-name="T8">(impossivel)</text:span></text:p>
      <text:p text:style-name="P15">(P,P)=(N) <text:s/><text:span text:style-name="T8">(impossivel)</text:span></text:p>
      <text:p text:style-name="P18">(N,N) = (P) <text:span text:style-name="T9">(impossivel)</text:span></text:p>
      <text:p text:style-name="P18"/>
      <text:p text:style-name="P22">(P,N) = (N) (possivel)</text:p>
      <text:p text:style-name="P14">(N,N) = (N) <text:span text:style-name="T7">(possible A=10 , B=12, C=22)</text:span></text:p>
      <text:p text:style-name="P21"/>
      <text:p text:style-name="P25">(P,P)= (P)</text:p>
      <text:p text:style-name="P25"/>
      <text:p text:style-name="P25">A= 3 , B=<text:span text:style-name="T11">2</text:span>, C=7</text:p>
      <text:p text:style-name="P25"><text:soft-page-break/>O unico factor primo de A é 3</text:p>
      <text:p text:style-name="P25">o unico factor primo de B é <text:span text:style-name="T11">2</text:span></text:p>
      <text:p text:style-name="P25"/>
      <text:p text:style-name="P26">A^3 = 27 + B^3 = 31</text:p>
      <text:p text:style-name="P26"/>
      <text:p text:style-name="P26">C^3= A^3 + B^3</text:p>
      <text:p text:style-name="P26"/>
      <text:p text:style-name="P26">3*3*3 + 5*5*5 = 152 </text:p>
      <text:p text:style-name="P26"/>
      <text:p text:style-name="P26"/>
      <text:p text:style-name="P26">Visto que A!=B, se A e B forem primos, não podem ter factor primo comum,<text:span text:style-name="T13">supondo que C exista</text:span>. <text:span text:style-name="T12">Por exemplo</text:span></text:p>
      <text:p text:style-name="P28"/>
      <text:p text:style-name="P29">Para C primo (<text:span text:style-name="T14">a^x + b^y = 3*3*3)</text:span></text:p>
      <text:p text:style-name="P29"/>
      <text:p text:style-name="P30">Possiveis valores de A)</text:p>
      <text:p text:style-name="P30"><text:tab/>nao pode ser 1, b teria de ser 27-1 = 26 <text:span text:style-name="T15">c != 27</text:span></text:p>
      <text:p text:style-name="P31"><text:tab/></text:p>
      <text:p text:style-name="P31">1*1*1 + b*b*b = 3*3*3, b teria que ser 26</text:p>
      <text:p text:style-name="P31"/>
      <text:p text:style-name="P31">2*2*2 + b*b*b = 3*3*3 , b teria que 19</text:p>
      <text:p text:style-name="P30"/>
      <text:p text:style-name="P31">3*3*3+ b*b*b = 3*3*3, b teria que ser 0</text:p>
      <text:p text:style-name="P30"/>
      <text:p text:style-name="P31">4*4*4 ...impossivel != 3*3*3</text:p>
      <text:p text:style-name="P30"/>
      <text:p text:style-name="P30"><text:span text:style-name="T16">logo impossivel</text:span><text:tab/></text:p>
      <text:p text:style-name="P30"><text:tab/></text:p>
      <text:p text:style-name="P30"/>
      <text:p text:style-name="P30"/>
      <text:p text:style-name="P30"/>
      <text:p text:style-name="P4"/>
      <text:p text:style-name="P5">Keyword<text:span text:style-name="T2">s</text:span></text:p>
      <text:p text:style-name="P5">Beal’s conjecture,divisors,primes,multiple</text:p>
      <text:p text:style-name="P1"/>
      <text:p text:style-name="P6"/>
      <text:p text:style-name="P7">Palavras Chave:</text:p>
      <text:p text:style-name="P7">conjeture de beals,primos,divisores,multiple</text:p>
      <text:p text:style-name="P6"/>
      <text:p text:style-name="P6"><text:soft-page-break/>Author</text:p>
      <text:p text:style-name="P8">Andre Albergaria Coelho</text:p>
      <text:p text:style-name="P9"><text:a xlink:type="simple" xlink:href="mailto:fc26887@alunos.fc.ul.pt" text:style-name="Internet_20_link" text:visited-style-name="Visited_20_Internet_20_Link">fc26887@alunos.fc.ul.pt</text:a></text:p>
      <text:p text:style-name="P9"/>
      <text:p text:style-name="P10"><text:span text:style-name="T3">References</text:span>:</text:p>
      <text:p text:style-name="P10"><text:a xlink:type="simple" xlink:href="https://en.wikipedia.org/wiki/Divisor" text:style-name="Internet_20_link" text:visited-style-name="Visited_20_Internet_20_Link">https://en.wikipedia.org/wiki/Divisor</text:a></text:p>
      <text:p text:style-name="P10"><text:a xlink:type="simple" xlink:href="https://en.wikipedia.org/wiki/Least_common_multiple" text:style-name="Internet_20_link" text:visited-style-name="Visited_20_Internet_20_Link">https://en.wikipedia.org/wiki/Least_common_multiple</text:a></text:p>
      <text:p text:style-name="P10"><text:a xlink:type="simple" xlink:href="https://www.mathsisfun.com/numbers/factors-multiples.html" text:style-name="Internet_20_link" text:visited-style-name="Visited_20_Internet_20_Link">https://www.mathsisfun.com/numbers/factors-multiples.html</text:a></text:p>
      <text:p text:style-name="P1"/>
      <text:p text:style-name="P3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2:08:21.022836307</meta:creation-date>
    <dc:date>2021-04-30T22:10:07.482952456</dc:date>
    <meta:editing-duration>PT1H59M27S</meta:editing-duration>
    <meta:editing-cycles>34</meta:editing-cycles>
    <meta:generator>LibreOffice/6.1.5.2$Linux_X86_64 LibreOffice_project/10$Build-2</meta:generator>
    <meta:document-statistic meta:table-count="0" meta:image-count="0" meta:object-count="0" meta:page-count="6" meta:paragraph-count="101" meta:word-count="618" meta:character-count="3272" meta:non-whitespace-character-count="2666"/>
  </office:meta>
</office:document-meta>
</file>